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bcd0" officeooo:paragraph-rsid="0004bc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torial 04 - Percorrendo e pilha de matrizes</text:p>
      <text:p text:style-name="P1"/>
      <text:p text:style-name="P1"/>
      <text:p text:style-name="P1"/>
      <text:p text:style-name="P1">Em muitos, se não a maioria dos jogos, os ambientes de jogo são maiores do que uma tela. Aqui vamos aprender a percorrer grandes ambientes.</text:p>
      <text:p text:style-name="P1"/>
      <text:p text:style-name="P1"/>
      <text:p text:style-name="P1">Ao lidar com grandes ambientes, você precisa de algum tipo de câmera para definir a área que você está fazendo. Aqui vamos salvar as transformações para a matriz modelview para fazer isso.</text:p>
      <text:p text:style-name="P1"/>
      <text:p text:style-name="P1"/>
      <text:p text:style-name="P1">Neste tutorial, vamos aplicar transformação de translação para a matriz modelview para percorrer o ambiente. Desta vez, no entanto, ao invés de chamar glLoadIdentity () e glOrtho () todas as vezes que fizemos no tutorial Matrizes e Colorir Polígonos, vamos empurrar uma cópia da matriz inicial do modelo percorrendo para a posição da câmera na pilha para salvá-la para quando precisarmos aplicar transformações nela.</text:p>
      <text:p text:style-name="P1"/>
      <text:p text:style-name="P1"/>
      <text:p text:style-name="P1"/>
      <text:p text:style-name="P1">------------</text:p>
      <text:p text:style-name="P1"/>
      <text:p text:style-name="P1">float gCameraX = 0.f, gCameraY = 0.f;</text:p>
      <text:p text:style-name="P1"/>
      <text:p text:style-name="P1">No começo do código  definimos coordenadas x / y para a nossa câmera. A função initGL() é praticamente a mesma, só agora há uma chamada para glPushMatrix().</text:p>
      <text:p text:style-name="P1"/>
      <text:p text:style-name="P1"/>
      <text:p text:style-name="P1">Uma vez que as transformações geométricas no espaço são representadas por matrizes, o uso de uma pilha de matrizes de transformação ajuda a lembrar a seqüência de transformações realizadas. No OpenGL, esta facilidade é provida pelas funções glPushMatrix(), que insere a matriz de transformação corrente na pilha, e glPopMatrix(), que retira a matriz do topo da pilha e torna esta última a matriz de transformação corrente.</text:p>
      <text:p text:style-name="P1"/>
      <text:p text:style-name="P1"/>
      <text:p text:style-name="P1"/>
      <text:p text:style-name="P1">------------</text:p>
      <text:p text:style-name="P1"/>
      <text:p text:style-name="P1">//Tire a matriz guardada da pilha e reseta ela</text:p>
      <text:p text:style-name="P1"/>
      <text:p text:style-name="P1">glMatrixMode( GL_MODELVIEW );</text:p>
      <text:p text:style-name="P1"/>
      <text:p text:style-name="P1">glPopMatrix();</text:p>
      <text:p text:style-name="P1"/>
      <text:p text:style-name="P1">glLoadIdentity();</text:p>
      <text:p text:style-name="P1"/>
      <text:p text:style-name="P1"/>
      <text:p text:style-name="P1">//Move a camera para a posição indicada</text:p>
      <text:p text:style-name="P1"/>
      <text:p text:style-name="P1">glTranslatef( -gCameraX, -gCameraY, 0.f );</text:p>
      <text:p text:style-name="P1"/>
      <text:p text:style-name="P1"/>
      <text:p text:style-name="P1"><text:soft-page-break/>//Salva novamente a matriz padrão com a mudança de translação na câmera</text:p>
      <text:p text:style-name="P1"/>
      <text:p text:style-name="P1">glPushMatrix();</text:p>
      <text:p text:style-name="P1"/>
      <text:p text:style-name="P1"/>
      <text:p text:style-name="P1">Desde que mudamos a posição da câmera quando o usuário pressionou uma tecla, precisamos mudar nossa matriz de câmera padrão.</text:p>
      <text:p text:style-name="P1"/>
      <text:p text:style-name="P1"/>
      <text:p text:style-name="P1">Primeiro, removemos a antiga matriz padrão fora da pilha para a matriz atual com glPopMatrix(). Em seguida, carregamos a matriz de identidade na matriz atual de modelview. Depois disso, traduzimos a matriz de modelview pelos deslocamentos da câmera, de modo que tudo se tornará relativo à câmera.</text:p>
      <text:p text:style-name="P1"/>
      <text:p text:style-name="P1"/>
      <text:p text:style-name="P1">Como removemos a matriz padrão da pilha, precisamos colocar a nossa nova na parte superior da pilha para que possamos guardá-la para mais tarde</text:p>
      <text:p text:style-name="P1"/>
      <text:p text:style-name="P1"/>
      <text:p text:style-name="P1">------------</text:p>
      <text:p text:style-name="P1"/>
      <text:p text:style-name="P1">//Limpa as cores do buffer</text:p>
      <text:p text:style-name="P1"/>
      <text:p text:style-name="P1">            glClear(GL_COLOR_BUFFER_BIT);           </text:p>
      <text:p text:style-name="P1"/>
      <text:p text:style-name="P1">           </text:p>
      <text:p text:style-name="P1"/>
      <text:p text:style-name="P1">            //Inicializa a Matriz Modelview e carrega a matriz que salvamos com a translação da câmera</text:p>
      <text:p text:style-name="P1"/>
      <text:p text:style-name="P1">            glMatrixMode( GL_MODELVIEW );</text:p>
      <text:p text:style-name="P1"/>
      <text:p text:style-name="P1">            glPopMatrix();</text:p>
      <text:p text:style-name="P1"/>
      <text:p text:style-name="P1">            </text:p>
      <text:p text:style-name="P1"/>
      <text:p text:style-name="P1">            //Salva a matriz padrão novamente</text:p>
      <text:p text:style-name="P1"/>
      <text:p text:style-name="P1">            glPushMatrix();</text:p>
      <text:p text:style-name="P1"/>
      <text:p text:style-name="P1">Em vez de usar glLoadIdentity() para redefinir a matriz de modelview, usaremos glPopMatrix() para carregar a matriz que guardamos com a translação da câmera. Como precisamos dessa matriz de modelview padrão no próximo quadro, imediatamente o empurramos para a pilha para salvá-lo para mais tarde.</text:p>
      <text:p text:style-name="P1"/>
      <text:p text:style-name="P1"/>
      <text:p text:style-name="P1">Agora que a matriz modelview torna tudo relativo à câmera, podemos começar a renderizar nossa geometria</text:p>
      <text:p text:style-name="P1"/>
      <text:p text:style-name="P1"/>
      <text:p text:style-name="P1"/>
      <text:p text:style-name="P1"/>
      <text:p text:style-name="P1">------------</text:p>
      <text:p text:style-name="P1"><text:soft-page-break/></text:p>
      <text:p text:style-name="P1"/>
      <text:p text:style-name="P1">if( glfwGetKey(win, GLFW_KEY_W) == GL_TRUE ){  </text:p>
      <text:p text:style-name="P1"/>
      <text:p text:style-name="P1">            gCameraY -= 0.5f;         </text:p>
      <text:p text:style-name="P1"/>
      <text:p text:style-name="P1">             </text:p>
      <text:p text:style-name="P1"/>
      <text:p text:style-name="P1">            }else if( glfwGetKey(win, GLFW_KEY_S) == GL_TRUE ){</text:p>
      <text:p text:style-name="P1"/>
      <text:p text:style-name="P1">            gCameraY += 0.5f;</text:p>
      <text:p text:style-name="P1"/>
      <text:p text:style-name="P1">           </text:p>
      <text:p text:style-name="P1"/>
      <text:p text:style-name="P1">            }else if( glfwGetKey(win, GLFW_KEY_A) == GL_TRUE ){</text:p>
      <text:p text:style-name="P1"/>
      <text:p text:style-name="P1">            gCameraX -= 0.5f;</text:p>
      <text:p text:style-name="P1"/>
      <text:p text:style-name="P1">           </text:p>
      <text:p text:style-name="P1"/>
      <text:p text:style-name="P1">            }else if( glfwGetKey(win, GLFW_KEY_D) == GL_TRUE ){</text:p>
      <text:p text:style-name="P1"/>
      <text:p text:style-name="P1">            gCameraX += 0.5f;</text:p>
      <text:p text:style-name="P1"/>
      <text:p text:style-name="P1">            }</text:p>
      <text:p text:style-name="P1"/>
      <text:p text:style-name="P1"/>
      <text:p text:style-name="P1"/>
      <text:p text:style-name="P1">Move de posição de renderização da câmera quando o usuário pressiona w/a/s/d</text:p>
      <text:p text:style-name="P1"/>
      <text:p text:style-name="P1"/>
      <text:p text:style-name="P1">------------</text:p>
      <text:p text:style-name="P1"/>
      <text:p text:style-name="P1"/>
      <text:p text:style-name="P1">//Move para o centro da tela</text:p>
      <text:p text:style-name="P1"/>
      <text:p text:style-name="P1">            glTranslatef( SCREEN_WIDTH / 2.f, SCREEN_HEIGHT / 2.f, 0.f );</text:p>
      <text:p text:style-name="P1"/>
      <text:p text:style-name="P1">            </text:p>
      <text:p text:style-name="P1"/>
      <text:p text:style-name="P1">            </text:p>
      <text:p text:style-name="P1"/>
      <text:p text:style-name="P1">            //Quadrado vermelho</text:p>
      <text:p text:style-name="P1"/>
      <text:p text:style-name="P1">            glBegin( GL_QUADS );</text:p>
      <text:p text:style-name="P1"/>
      <text:p text:style-name="P1">                glColor3f( 1.f, 0.f, 0.f );</text:p>
      <text:p text:style-name="P1"/>
      <text:p text:style-name="P1">                glVertex2f( -SCREEN_WIDTH / 4.f, -SCREEN_HEIGHT / 4.f );</text:p>
      <text:p text:style-name="P1"/>
      <text:p text:style-name="P1">                glVertex2f(  SCREEN_WIDTH / 4.f, -SCREEN_HEIGHT / 4.f );</text:p>
      <text:p text:style-name="P1"/>
      <text:p text:style-name="P1"><text:soft-page-break/>                glVertex2f(  SCREEN_WIDTH / 4.f,  SCREEN_HEIGHT / 4.f );</text:p>
      <text:p text:style-name="P1"/>
      <text:p text:style-name="P1">                glVertex2f( -SCREEN_WIDTH / 4.f,  SCREEN_HEIGHT / 4.f );</text:p>
      <text:p text:style-name="P1"/>
      <text:p text:style-name="P1">            glEnd();</text:p>
      <text:p text:style-name="P1"/>
      <text:p text:style-name="P1"/>
      <text:p text:style-name="P1">            //Move para a direita da tela</text:p>
      <text:p text:style-name="P1"/>
      <text:p text:style-name="P1">            glTranslatef( SCREEN_WIDTH, 0.f, 0.f );</text:p>
      <text:p text:style-name="P1"/>
      <text:p text:style-name="P1"/>
      <text:p text:style-name="P1">            //Quadrado verde</text:p>
      <text:p text:style-name="P1"/>
      <text:p text:style-name="P1">            glBegin( GL_QUADS );</text:p>
      <text:p text:style-name="P1"/>
      <text:p text:style-name="P1">                glColor3f( 0.f, 1.f, 0.f );</text:p>
      <text:p text:style-name="P1"/>
      <text:p text:style-name="P1">                glVertex2f( -SCREEN_WIDTH / 4.f, -SCREEN_HEIGHT / 4.f );</text:p>
      <text:p text:style-name="P1"/>
      <text:p text:style-name="P1">                glVertex2f(  SCREEN_WIDTH / 4.f, -SCREEN_HEIGHT / 4.f );</text:p>
      <text:p text:style-name="P1"/>
      <text:p text:style-name="P1">                glVertex2f(  SCREEN_WIDTH / 4.f,  SCREEN_HEIGHT / 4.f );</text:p>
      <text:p text:style-name="P1"/>
      <text:p text:style-name="P1">                glVertex2f( -SCREEN_WIDTH / 4.f,  SCREEN_HEIGHT / 4.f );</text:p>
      <text:p text:style-name="P1"/>
      <text:p text:style-name="P1">            glEnd();</text:p>
      <text:p text:style-name="P1"/>
      <text:p text:style-name="P1"/>
      <text:p text:style-name="P1">            //Move para a parte inferior direita da tela</text:p>
      <text:p text:style-name="P1"/>
      <text:p text:style-name="P1">            glTranslatef( 0.f, SCREEN_HEIGHT, 0.f );</text:p>
      <text:p text:style-name="P1"/>
      <text:p text:style-name="P1"/>
      <text:p text:style-name="P1">            //Quadrado azul</text:p>
      <text:p text:style-name="P1"/>
      <text:p text:style-name="P1">            glBegin( GL_QUADS );</text:p>
      <text:p text:style-name="P1"/>
      <text:p text:style-name="P1">                glColor3f( 0.f, 0.f, 1.f );</text:p>
      <text:p text:style-name="P1"/>
      <text:p text:style-name="P1">                glVertex2f( -SCREEN_WIDTH / 4.f, -SCREEN_HEIGHT / 4.f );</text:p>
      <text:p text:style-name="P1"/>
      <text:p text:style-name="P1">                glVertex2f(  SCREEN_WIDTH / 4.f, -SCREEN_HEIGHT / 4.f );</text:p>
      <text:p text:style-name="P1"/>
      <text:p text:style-name="P1">                glVertex2f(  SCREEN_WIDTH / 4.f,  SCREEN_HEIGHT / 4.f );</text:p>
      <text:p text:style-name="P1"/>
      <text:p text:style-name="P1">                glVertex2f( -SCREEN_WIDTH / 4.f,  SCREEN_HEIGHT / 4.f );</text:p>
      <text:p text:style-name="P1"/>
      <text:p text:style-name="P1">            glEnd();</text:p>
      <text:p text:style-name="P1"/>
      <text:p text:style-name="P1"/>
      <text:p text:style-name="P1">            //Move a tela para baixo</text:p>
      <text:p text:style-name="P1"><text:soft-page-break/></text:p>
      <text:p text:style-name="P1">            glTranslatef( -SCREEN_WIDTH, 0.f, 0.f );</text:p>
      <text:p text:style-name="P1"/>
      <text:p text:style-name="P1"/>
      <text:p text:style-name="P1">            //Quadrado amarelo</text:p>
      <text:p text:style-name="P1"/>
      <text:p text:style-name="P1">            glBegin( GL_QUADS );</text:p>
      <text:p text:style-name="P1"/>
      <text:p text:style-name="P1">                glColor3f( 1.f, 1.f, 0.f );</text:p>
      <text:p text:style-name="P1"/>
      <text:p text:style-name="P1">                glVertex2f( -SCREEN_WIDTH / 4.f, -SCREEN_HEIGHT / 4.f );</text:p>
      <text:p text:style-name="P1"/>
      <text:p text:style-name="P1">                glVertex2f(  SCREEN_WIDTH / 4.f, -SCREEN_HEIGHT / 4.f );</text:p>
      <text:p text:style-name="P1"/>
      <text:p text:style-name="P1">                glVertex2f(  SCREEN_WIDTH / 4.f,  SCREEN_HEIGHT / 4.f );</text:p>
      <text:p text:style-name="P1"/>
      <text:p text:style-name="P1">                glVertex2f( -SCREEN_WIDTH / 4.f,  SCREEN_HEIGHT / 4.f );</text:p>
      <text:p text:style-name="P1"/>
      <text:p text:style-name="P1">            glEnd();</text:p>
      <text:p text:style-name="P1"/>
      <text:p text:style-name="P1">            </text:p>
      <text:p text:style-name="P1"/>
      <text:p text:style-name="P1">           //Precisa de 2 contextos(buffers) para trocar de um para outro, um é mostrado na tela, enquanto o OpenGL desenha no outro</text:p>
      <text:p text:style-name="P1"/>
      <text:p text:style-name="P1">           glfwSwapBuffers(win);</text:p>
      <text:p text:style-name="P1"/>
      <text:p text:style-name="P1">  </text:p>
      <text:p text:style-name="P1"/>
      <text:p text:style-name="P1">  </text:p>
      <text:p text:style-name="P1"/>
      <text:p text:style-name="P1">Renderizamos uma cena duas vezes a largura / altura da tela. Nossa geometria nunca muda de posição, apenas a câmera muda por toda parte do exemplo.</text:p>
      <text:p text:style-name="P1"/>
      <text:p text:style-name="P1"/>
      <text:p text:style-name="P1"/>
      <text:p text:style-name="P1"/>
      <text:p text:style-name="P1"/>
      <text:p text:style-name="P1">--------------- Código --------------- </text:p>
      <text:p text:style-name="P1"/>
      <text:p text:style-name="P1"/>
      <text:p text:style-name="P1">import static org.lwjgl.glfw.GLFW.*;</text:p>
      <text:p text:style-name="P1"/>
      <text:p text:style-name="P1">import static org.lwjgl.opengl.GL11.*;</text:p>
      <text:p text:style-name="P1"/>
      <text:p text:style-name="P1"/>
      <text:p text:style-name="P1">import org.lwjgl.glfw.GLFWKeyCallback;</text:p>
      <text:p text:style-name="P1"/>
      <text:p text:style-name="P1">import org.lwjgl.opengl.GL;</text:p>
      <text:p text:style-name="P1"/>
      <text:p text:style-name="P1">import input.Input;</text:p>
      <text:p text:style-name="P1"/>
      <text:p text:style-name="P1"><text:soft-page-break/></text:p>
      <text:p text:style-name="P1">public class Tutorial04 {</text:p>
      <text:p text:style-name="P1"/>
      <text:p text:style-name="P1"/>
      <text:p text:style-name="P1">final int SCREEN_WIDTH = 640;</text:p>
      <text:p text:style-name="P1"/>
      <text:p text:style-name="P1">final int SCREEN_HEIGHT = 480;</text:p>
      <text:p text:style-name="P1"/>
      <text:p text:style-name="P1"/>
      <text:p text:style-name="P1">float gCameraX = 0.f, gCameraY = 0.f;</text:p>
      <text:p text:style-name="P1"/>
      <text:p text:style-name="P1">private GLFWKeyCallback keyCallback;</text:p>
      <text:p text:style-name="P1"/>
      <text:p text:style-name="P1"/>
      <text:p text:style-name="P1">public Tutorial04() {</text:p>
      <text:p text:style-name="P1"/>
      <text:p text:style-name="P1">   </text:p>
      <text:p text:style-name="P1"/>
      <text:p text:style-name="P1">        if (!glfwInit()) {</text:p>
      <text:p text:style-name="P1"/>
      <text:p text:style-name="P1">            System.err.println("Falha ao inicializar GLFW!");</text:p>
      <text:p text:style-name="P1"/>
      <text:p text:style-name="P1">            System.exit(1);</text:p>
      <text:p text:style-name="P1"/>
      <text:p text:style-name="P1">        }</text:p>
      <text:p text:style-name="P1"/>
      <text:p text:style-name="P1">        </text:p>
      <text:p text:style-name="P1"/>
      <text:p text:style-name="P1">        long win = glfwCreateWindow(SCREEN_WIDTH, SCREEN_HEIGHT, "Window", 0, 0);</text:p>
      <text:p text:style-name="P1"/>
      <text:p text:style-name="P1">        //Primeiro 0 serve para permitir que mudemos a tela para Tela cheia. (Caso queira, substituir 0 por glfwGetPrimaryMonitor()</text:p>
      <text:p text:style-name="P1"/>
      <text:p text:style-name="P1"/>
      <text:p text:style-name="P1">        </text:p>
      <text:p text:style-name="P1"/>
      <text:p text:style-name="P1">        </text:p>
      <text:p text:style-name="P1"/>
      <text:p text:style-name="P1">        glfwShowWindow(win);</text:p>
      <text:p text:style-name="P1"/>
      <text:p text:style-name="P1">        glfwMakeContextCurrent(win);</text:p>
      <text:p text:style-name="P1"/>
      <text:p text:style-name="P1">        //Cria o contexto e permite que o open gl desenhe nele</text:p>
      <text:p text:style-name="P1"/>
      <text:p text:style-name="P1">        </text:p>
      <text:p text:style-name="P1"/>
      <text:p text:style-name="P1">        GL.createCapabilities();</text:p>
      <text:p text:style-name="P1"/>
      <text:p text:style-name="P1">        </text:p>
      <text:p text:style-name="P1"/>
      <text:p text:style-name="P1">        initGL();</text:p>
      <text:p text:style-name="P1"/>
      <text:p text:style-name="P1"><text:soft-page-break/>        </text:p>
      <text:p text:style-name="P1"/>
      <text:p text:style-name="P1">        glfwSetKeyCallback(win, keyCallback = new Input());</text:p>
      <text:p text:style-name="P1"/>
      <text:p text:style-name="P1">        </text:p>
      <text:p text:style-name="P1"/>
      <text:p text:style-name="P1">      </text:p>
      <text:p text:style-name="P1"/>
      <text:p text:style-name="P1">        </text:p>
      <text:p text:style-name="P1"/>
      <text:p text:style-name="P1">        while (!glfwWindowShouldClose(win)) {</text:p>
      <text:p text:style-name="P1"/>
      <text:p text:style-name="P1">            glfwPollEvents();</text:p>
      <text:p text:style-name="P1"/>
      <text:p text:style-name="P1">            glClear(GL_COLOR_BUFFER_BIT);           </text:p>
      <text:p text:style-name="P1"/>
      <text:p text:style-name="P1">           </text:p>
      <text:p text:style-name="P1"/>
      <text:p text:style-name="P1">            </text:p>
      <text:p text:style-name="P1"/>
      <text:p text:style-name="P1">            glMatrixMode( GL_MODELVIEW );</text:p>
      <text:p text:style-name="P1"/>
      <text:p text:style-name="P1">            glPopMatrix();</text:p>
      <text:p text:style-name="P1"/>
      <text:p text:style-name="P1">            </text:p>
      <text:p text:style-name="P1"/>
      <text:p text:style-name="P1">            //Salva a matrix padrão novamente</text:p>
      <text:p text:style-name="P1"/>
      <text:p text:style-name="P1">            glPushMatrix();</text:p>
      <text:p text:style-name="P1"/>
      <text:p text:style-name="P1">            </text:p>
      <text:p text:style-name="P1"/>
      <text:p text:style-name="P1">            glTranslatef( SCREEN_WIDTH / 2.f, SCREEN_HEIGHT / 2.f, 0.f );</text:p>
      <text:p text:style-name="P1"/>
      <text:p text:style-name="P1">            </text:p>
      <text:p text:style-name="P1"/>
      <text:p text:style-name="P1">            </text:p>
      <text:p text:style-name="P1"/>
      <text:p text:style-name="P1">            //Quadrado vermelho</text:p>
      <text:p text:style-name="P1"/>
      <text:p text:style-name="P1">            glBegin( GL_QUADS );</text:p>
      <text:p text:style-name="P1"/>
      <text:p text:style-name="P1">                glColor3f( 1.f, 0.f, 0.f );</text:p>
      <text:p text:style-name="P1"/>
      <text:p text:style-name="P1">                glVertex2f( -SCREEN_WIDTH / 4.f, -SCREEN_HEIGHT / 4.f );</text:p>
      <text:p text:style-name="P1"/>
      <text:p text:style-name="P1">                glVertex2f(  SCREEN_WIDTH / 4.f, -SCREEN_HEIGHT / 4.f );</text:p>
      <text:p text:style-name="P1"/>
      <text:p text:style-name="P1">                glVertex2f(  SCREEN_WIDTH / 4.f,  SCREEN_HEIGHT / 4.f );</text:p>
      <text:p text:style-name="P1"/>
      <text:p text:style-name="P1">                glVertex2f( -SCREEN_WIDTH / 4.f,  SCREEN_HEIGHT / 4.f );</text:p>
      <text:p text:style-name="P1"/>
      <text:p text:style-name="P1"><text:soft-page-break/>            glEnd();</text:p>
      <text:p text:style-name="P1"/>
      <text:p text:style-name="P1"/>
      <text:p text:style-name="P1">            //Move para a direita da tela</text:p>
      <text:p text:style-name="P1"/>
      <text:p text:style-name="P1">            glTranslatef( SCREEN_WIDTH, 0.f, 0.f );</text:p>
      <text:p text:style-name="P1"/>
      <text:p text:style-name="P1"/>
      <text:p text:style-name="P1">            //Quadrado verde</text:p>
      <text:p text:style-name="P1"/>
      <text:p text:style-name="P1">            glBegin( GL_QUADS );</text:p>
      <text:p text:style-name="P1"/>
      <text:p text:style-name="P1">                glColor3f( 0.f, 1.f, 0.f );</text:p>
      <text:p text:style-name="P1"/>
      <text:p text:style-name="P1">                glVertex2f( -SCREEN_WIDTH / 4.f, -SCREEN_HEIGHT / 4.f );</text:p>
      <text:p text:style-name="P1"/>
      <text:p text:style-name="P1">                glVertex2f(  SCREEN_WIDTH / 4.f, -SCREEN_HEIGHT / 4.f );</text:p>
      <text:p text:style-name="P1"/>
      <text:p text:style-name="P1">                glVertex2f(  SCREEN_WIDTH / 4.f,  SCREEN_HEIGHT / 4.f );</text:p>
      <text:p text:style-name="P1"/>
      <text:p text:style-name="P1">                glVertex2f( -SCREEN_WIDTH / 4.f,  SCREEN_HEIGHT / 4.f );</text:p>
      <text:p text:style-name="P1"/>
      <text:p text:style-name="P1">            glEnd();</text:p>
      <text:p text:style-name="P1"/>
      <text:p text:style-name="P1"/>
      <text:p text:style-name="P1">            //Move para a parte inferior direita da tela</text:p>
      <text:p text:style-name="P1"/>
      <text:p text:style-name="P1">            glTranslatef( 0.f, SCREEN_HEIGHT, 0.f );</text:p>
      <text:p text:style-name="P1"/>
      <text:p text:style-name="P1"/>
      <text:p text:style-name="P1">            //Quadrado azul</text:p>
      <text:p text:style-name="P1"/>
      <text:p text:style-name="P1">            glBegin( GL_QUADS );</text:p>
      <text:p text:style-name="P1"/>
      <text:p text:style-name="P1">                glColor3f( 0.f, 0.f, 1.f );</text:p>
      <text:p text:style-name="P1"/>
      <text:p text:style-name="P1">                glVertex2f( -SCREEN_WIDTH / 4.f, -SCREEN_HEIGHT / 4.f );</text:p>
      <text:p text:style-name="P1"/>
      <text:p text:style-name="P1">                glVertex2f(  SCREEN_WIDTH / 4.f, -SCREEN_HEIGHT / 4.f );</text:p>
      <text:p text:style-name="P1"/>
      <text:p text:style-name="P1">                glVertex2f(  SCREEN_WIDTH / 4.f,  SCREEN_HEIGHT / 4.f );</text:p>
      <text:p text:style-name="P1"/>
      <text:p text:style-name="P1">                glVertex2f( -SCREEN_WIDTH / 4.f,  SCREEN_HEIGHT / 4.f );</text:p>
      <text:p text:style-name="P1"/>
      <text:p text:style-name="P1">            glEnd();</text:p>
      <text:p text:style-name="P1"/>
      <text:p text:style-name="P1"/>
      <text:p text:style-name="P1">            //Move a tela para baixo</text:p>
      <text:p text:style-name="P1"/>
      <text:p text:style-name="P1">            glTranslatef( -SCREEN_WIDTH, 0.f, 0.f );</text:p>
      <text:p text:style-name="P1"/>
      <text:p text:style-name="P1"/>
      <text:p text:style-name="P1"><text:soft-page-break/>            //Quadrado amarelo</text:p>
      <text:p text:style-name="P1"/>
      <text:p text:style-name="P1">            glBegin( GL_QUADS );</text:p>
      <text:p text:style-name="P1"/>
      <text:p text:style-name="P1">                glColor3f( 1.f, 1.f, 0.f );</text:p>
      <text:p text:style-name="P1"/>
      <text:p text:style-name="P1">                glVertex2f( -SCREEN_WIDTH / 4.f, -SCREEN_HEIGHT / 4.f );</text:p>
      <text:p text:style-name="P1"/>
      <text:p text:style-name="P1">                glVertex2f(  SCREEN_WIDTH / 4.f, -SCREEN_HEIGHT / 4.f );</text:p>
      <text:p text:style-name="P1"/>
      <text:p text:style-name="P1">                glVertex2f(  SCREEN_WIDTH / 4.f,  SCREEN_HEIGHT / 4.f );</text:p>
      <text:p text:style-name="P1"/>
      <text:p text:style-name="P1">                glVertex2f( -SCREEN_WIDTH / 4.f,  SCREEN_HEIGHT / 4.f );</text:p>
      <text:p text:style-name="P1"/>
      <text:p text:style-name="P1">            glEnd();</text:p>
      <text:p text:style-name="P1"/>
      <text:p text:style-name="P1">            </text:p>
      <text:p text:style-name="P1"/>
      <text:p text:style-name="P1">           //Precisa de 2 contextos(buffers) para trocar de um para outro, um é mostrado na tela, enquanto o OpenGL desenha no outro</text:p>
      <text:p text:style-name="P1"/>
      <text:p text:style-name="P1">           glfwSwapBuffers(win);</text:p>
      <text:p text:style-name="P1"/>
      <text:p text:style-name="P1">            </text:p>
      <text:p text:style-name="P1"/>
      <text:p text:style-name="P1">           </text:p>
      <text:p text:style-name="P1"/>
      <text:p text:style-name="P1">           //Move de posição de renderização da câmera quando o usuário pressiona w/a/s/d</text:p>
      <text:p text:style-name="P1"/>
      <text:p text:style-name="P1">            if( glfwGetKey(win, GLFW_KEY_W) == GL_TRUE ){  </text:p>
      <text:p text:style-name="P1"/>
      <text:p text:style-name="P1">            gCameraY -= 0.5f;         </text:p>
      <text:p text:style-name="P1"/>
      <text:p text:style-name="P1">             </text:p>
      <text:p text:style-name="P1"/>
      <text:p text:style-name="P1">            }else if( glfwGetKey(win, GLFW_KEY_S) == GL_TRUE ){</text:p>
      <text:p text:style-name="P1"/>
      <text:p text:style-name="P1">            gCameraY += 0.5f;</text:p>
      <text:p text:style-name="P1"/>
      <text:p text:style-name="P1">           </text:p>
      <text:p text:style-name="P1"/>
      <text:p text:style-name="P1">            }else if( glfwGetKey(win, GLFW_KEY_A) == GL_TRUE ){</text:p>
      <text:p text:style-name="P1"/>
      <text:p text:style-name="P1">            gCameraX -= 0.5f;</text:p>
      <text:p text:style-name="P1"/>
      <text:p text:style-name="P1">           </text:p>
      <text:p text:style-name="P1"/>
      <text:p text:style-name="P1">            }else if( glfwGetKey(win, GLFW_KEY_D) == GL_TRUE ){</text:p>
      <text:p text:style-name="P1"/>
      <text:p text:style-name="P1">            gCameraX += 0.5f;</text:p>
      <text:p text:style-name="P1"/>
      <text:p text:style-name="P1">            }</text:p>
      <text:p text:style-name="P1"><text:soft-page-break/></text:p>
      <text:p text:style-name="P1">           </text:p>
      <text:p text:style-name="P1"/>
      <text:p text:style-name="P1">            //Tire a matriz guardada da pilha e reseta ela</text:p>
      <text:p text:style-name="P1"/>
      <text:p text:style-name="P1">            glMatrixMode( GL_MODELVIEW );</text:p>
      <text:p text:style-name="P1"/>
      <text:p text:style-name="P1">            glPopMatrix();</text:p>
      <text:p text:style-name="P1"/>
      <text:p text:style-name="P1">            glLoadIdentity();</text:p>
      <text:p text:style-name="P1"/>
      <text:p text:style-name="P1"/>
      <text:p text:style-name="P1">            //Move a camera para a posição indicada</text:p>
      <text:p text:style-name="P1"/>
      <text:p text:style-name="P1">            glTranslatef( -gCameraX, -gCameraY, 0.f );</text:p>
      <text:p text:style-name="P1"/>
      <text:p text:style-name="P1"/>
      <text:p text:style-name="P1">            //Salva novamente a matriz padrão com a mudança de translação na câmera</text:p>
      <text:p text:style-name="P1"/>
      <text:p text:style-name="P1">            glPushMatrix();</text:p>
      <text:p text:style-name="P1"/>
      <text:p text:style-name="P1">        </text:p>
      <text:p text:style-name="P1"/>
      <text:p text:style-name="P1">    }</text:p>
      <text:p text:style-name="P1"/>
      <text:p text:style-name="P1">                        </text:p>
      <text:p text:style-name="P1"/>
      <text:p text:style-name="P1">            }</text:p>
      <text:p text:style-name="P1"/>
      <text:p text:style-name="P1"/>
      <text:p text:style-name="P1"/>
      <text:p text:style-name="P1">boolean initGL() {</text:p>
      <text:p text:style-name="P1"/>
      <text:p text:style-name="P1">//Define o viewport</text:p>
      <text:p text:style-name="P1"/>
      <text:p text:style-name="P1">   glViewport( 0, 0, SCREEN_WIDTH, SCREEN_HEIGHT);</text:p>
      <text:p text:style-name="P1"/>
      <text:p text:style-name="P1"/>
      <text:p text:style-name="P1">//Inicializa a Matriz de projeção</text:p>
      <text:p text:style-name="P1"/>
      <text:p text:style-name="P1">glMatrixMode(GL_PROJECTION);</text:p>
      <text:p text:style-name="P1"/>
      <text:p text:style-name="P1">glLoadIdentity();</text:p>
      <text:p text:style-name="P1"/>
      <text:p text:style-name="P1">glOrtho( 0.0, SCREEN_WIDTH, SCREEN_HEIGHT, 0.0, 1.0, -1.0 );  </text:p>
      <text:p text:style-name="P1"/>
      <text:p text:style-name="P1"/>
      <text:p text:style-name="P1">//Inicializa a Matriz Modelview</text:p>
      <text:p text:style-name="P1"/>
      <text:p text:style-name="P1">glMatrixMode(GL_MODELVIEW);</text:p>
      <text:p text:style-name="P1"/>
      <text:p text:style-name="P1">glLoadIdentity();</text:p>
      <text:p text:style-name="P1"><text:soft-page-break/></text:p>
      <text:p text:style-name="P1">//Salva o modelo padrão da matriz</text:p>
      <text:p text:style-name="P1"/>
      <text:p text:style-name="P1">   glPushMatrix();</text:p>
      <text:p text:style-name="P1"/>
      <text:p text:style-name="P1"/>
      <text:p text:style-name="P1">//Especifica valores para os buffers de cores</text:p>
      <text:p text:style-name="P1"/>
      <text:p text:style-name="P1">glClearColor(0.f, 0.f, 0.f, 1.f);</text:p>
      <text:p text:style-name="P1"/>
      <text:p text:style-name="P1"/>
      <text:p text:style-name="P1">//Checa possíveis erros</text:p>
      <text:p text:style-name="P1"/>
      <text:p text:style-name="P1">int error = glGetError();</text:p>
      <text:p text:style-name="P1"/>
      <text:p text:style-name="P1">if (error != GL_NO_ERROR) {</text:p>
      <text:p text:style-name="P1"/>
      <text:p text:style-name="P1">System.err.println("Falha ao inicializar OpenGL  initGL");</text:p>
      <text:p text:style-name="P1"/>
      <text:p text:style-name="P1">            return false;</text:p>
      <text:p text:style-name="P1"/>
      <text:p text:style-name="P1">}</text:p>
      <text:p text:style-name="P1"/>
      <text:p text:style-name="P1"/>
      <text:p text:style-name="P1">return true;</text:p>
      <text:p text:style-name="P1"/>
      <text:p text:style-name="P1"/>
      <text:p text:style-name="P1">}</text:p>
      <text:p text:style-name="P1"/>
      <text:p text:style-name="P1"/>
      <text:p text:style-name="P1">public static void main(String[] args) {</text:p>
      <text:p text:style-name="P1"/>
      <text:p text:style-name="P1">new Tutorial04(); <text:s/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15:01:37.676033549</meta:creation-date>
    <dc:date>2017-05-10T15:01:55.680864198</dc:date>
    <meta:editing-duration>PT18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1" meta:paragraph-count="236" meta:word-count="1301" meta:character-count="11078" meta:non-whitespace-character-count="7800"/>
  </office:meta>
</office:document-meta>
</file>